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2.576cm" svg:height="3.687cm" svg:x="0.243cm" svg:y="0.243cm"><text:p text:style-name="P1"><text:span text:style-name="T1">File</text:span></text:p><text:p text:style-name="P1"><text:s text:c="2"/>id</text:p><text:p text:style-name="P1"><text:s text:c="2"/>name</text:p><text:p text:style-name="P1"><text:s text:c="2"/>hash</text:p><text:p text:style-name="P1"><text:s text:c="2"/>directory_id</text:p><text:p text:style-name="P1"><text:s text:c="2"/>category_id</text:p></draw:rect><draw:rect text:anchor-type="paragraph" draw:z-index="1" draw:style-name="gr1" draw:text-style-name="P1" svg:width="1.941cm" svg:height="2.576cm" svg:x="1.443cm" svg:y="5.535cm"><text:p text:style-name="P1"><text:span text:style-name="T1">Directory</text:span></text:p><text:p text:style-name="P1"><text:s text:c="2"/>id</text:p><text:p text:style-name="P1"><text:s text:c="2"/>name</text:p><text:p text:style-name="P1"><text:s text:c="2"/>deleted</text:p></draw:rect><draw:rect text:anchor-type="paragraph" draw:z-index="2" draw:style-name="gr1" draw:text-style-name="P1" svg:width="2.241cm" svg:height="2.576cm" svg:x="5.059cm" svg:y="0.579cm"><text:p text:style-name="P1"><text:span text:style-name="T1">Category</text:span></text:p><text:p text:style-name="P1"><text:s text:c="2"/>id</text:p><text:p text:style-name="P1"><text:s text:c="2"/>name</text:p><text:p text:style-name="P1"><text:s text:c="2"/>deleted</text:p></draw:rect><draw:rect text:anchor-type="paragraph" draw:z-index="3" draw:style-name="gr1" draw:text-style-name="P1" svg:width="2.241cm" svg:height="2.206cm" svg:x="13.367cm" svg:y="4.212cm"><text:p text:style-name="P1"><text:span text:style-name="T1">Community</text:span></text:p><text:p text:style-name="P1"><text:s text:c="2"/>id</text:p><text:p text:style-name="P1"><text:s text:c="2"/>name</text:p></draw:rect><draw:rect text:anchor-type="paragraph" draw:z-index="4" draw:style-name="gr1" draw:text-style-name="P1" svg:width="2.241cm" svg:height="2.576cm" svg:x="13.578cm" svg:y="0.649cm"><text:p text:style-name="P1"><text:span text:style-name="T1">Event</text:span></text:p><text:p text:style-name="P1"><text:s text:c="2"/>id</text:p><text:p text:style-name="P1"><text:s text:c="2"/>name</text:p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ebastien</meta:initial-creator>
    <meta:creation-date>2008-08-29T18:55:17</meta:creation-date>
    <dc:creator>sebastien</dc:creator>
    <dc:date>2008-08-31T17:52:56</dc:date>
    <meta:editing-cycles>3</meta:editing-cycles>
    <meta:editing-duration>PT10H4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